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f441" officeooo:paragraph-rsid="0016f441"/>
    </style:style>
    <style:style style:name="P2" style:family="paragraph" style:parent-style-name="Standard">
      <style:text-properties officeooo:rsid="0016f441" officeooo:paragraph-rsid="00187fc6"/>
    </style:style>
    <style:style style:name="P3" style:family="paragraph" style:parent-style-name="Standard">
      <style:text-properties officeooo:rsid="00187fc6" officeooo:paragraph-rsid="00187fc6"/>
    </style:style>
    <style:style style:name="P4" style:family="paragraph" style:parent-style-name="Standard">
      <style:text-properties officeooo:rsid="00197471" officeooo:paragraph-rsid="00197471"/>
    </style:style>
    <style:style style:name="P5" style:family="paragraph" style:parent-style-name="Standard">
      <style:text-properties officeooo:rsid="001b3df0" officeooo:paragraph-rsid="001b3df0"/>
    </style:style>
    <style:style style:name="T1" style:family="text">
      <style:text-properties officeooo:rsid="00187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nt-end MainScreen</text:p>
      <text:p text:style-name="P5">The screen user chat</text:p>
      <text:p text:style-name="P1"/>
      <text:p text:style-name="P1">Messeger class : contain usefull front end method that prepare message to send and receive</text:p>
      <text:p text:style-name="P2">- receiveMessage( <text:span text:style-name="T1">string </text:span>name, <text:span text:style-name="T1">string</text:span> content): prepare name, content to display it on screen</text:p>
      <text:p text:style-name="P1">- submitMessage(): get content in chatbox and prepare to submit to server</text:p>
      <text:p text:style-name="P1"/>
      <text:p text:style-name="P1"/>
      <text:p text:style-name="P1">LeftPannerUI class : UI method for left paner </text:p>
      <text:p text:style-name="P1">-insertPeople(<text:span text:style-name="T1">list</text:span> mPeople) : popular People list</text:p>
      <text:p text:style-name="P1">-insertGroup(<text:span text:style-name="T1">list</text:span> gGroup): popular Group list</text:p>
      <text:p text:style-name="P1">-removePeople: collapse People list</text:p>
      <text:p text:style-name="P1">-removeGroup: collapse Group list</text:p>
      <text:p text:style-name="P1"/>
      <text:p text:style-name="P1"/>
      <text:p text:style-name="P3">ChatLogUI class: show message on chat </text:p>
      <text:p text:style-name="P3">insertChatLog( string chatlogHTML): append piece of HTML into chat log</text:p>
      <text:p text:style-name="P3">clearChatLog(): clear chatlog</text:p>
      <text:p text:style-name="P3"/>
      <text:p text:style-name="P3">Utility class : contain useful method</text:p>
      <text:p text:style-name="P3">createChatbubble(string name, string content): format a message into HTML</text:p>
      <text:p text:style-name="P4">getID(string isOnline) : get id of people line in left pane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41S</meta:editing-duration>
    <meta:editing-cycles>6</meta:editing-cycles>
    <meta:generator>LibreOffice/5.0.2.2$Windows_x86 LibreOffice_project/37b43f919e4de5eeaca9b9755ed688758a8251fe</meta:generator>
    <dc:date>2015-12-15T23:01:20.086000000</dc:date>
    <meta:document-statistic meta:table-count="0" meta:image-count="0" meta:object-count="0" meta:page-count="1" meta:paragraph-count="16" meta:word-count="119" meta:character-count="811" meta:non-whitespace-character-count="706"/>
    <meta:user-defined meta:name="Info 1"/>
    <meta:user-defined meta:name="Info 2"/>
    <meta:user-defined meta:name="Info 3"/>
    <meta:user-defined meta:name="Info 4"/>
  </office:meta>
</office:document-meta>
</file>